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77096" calcext:value-type="float">
            <text:p>148.9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91752" calcext:value-type="float">
            <text:p>148.8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80144" calcext:value-type="float">
            <text:p>148.9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92336" calcext:value-type="float">
            <text:p>148.9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28328" calcext:value-type="float">
            <text:p>148.9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03944" calcext:value-type="float">
            <text:p>148.9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67368" calcext:value-type="float">
            <text:p>148.8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21648" calcext:value-type="float">
            <text:p>148.8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70416" calcext:value-type="float">
            <text:p>148.8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82608" calcext:value-type="float">
            <text:p>148.8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46032" calcext:value-type="float">
            <text:p>148.8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42984" calcext:value-type="float">
            <text:p>148.8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67368" calcext:value-type="float">
            <text:p>148.8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36888" calcext:value-type="float">
            <text:p>148.8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8812" calcext:value-type="float">
            <text:p>148.7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67368" calcext:value-type="float">
            <text:p>148.8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27744" calcext:value-type="float">
            <text:p>148.8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30792" calcext:value-type="float">
            <text:p>148.8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70416" calcext:value-type="float">
            <text:p>148.8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91752" calcext:value-type="float">
            <text:p>148.8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70416" calcext:value-type="float">
            <text:p>148.8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94216" calcext:value-type="float">
            <text:p>148.7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24696" calcext:value-type="float">
            <text:p>148.8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34424" calcext:value-type="float">
            <text:p>148.9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7956" calcext:value-type="float">
            <text:p>148.8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82608" calcext:value-type="float">
            <text:p>148.8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85656" calcext:value-type="float">
            <text:p>148.8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34424" calcext:value-type="float">
            <text:p>148.9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77096" calcext:value-type="float">
            <text:p>148.9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31376" calcext:value-type="float">
            <text:p>148.9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2528" calcext:value-type="float">
            <text:p>148.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36888" calcext:value-type="float">
            <text:p>148.8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2528" calcext:value-type="float">
            <text:p>148.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24696" calcext:value-type="float">
            <text:p>148.8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22232" calcext:value-type="float">
            <text:p>148.9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8624" calcext:value-type="float">
            <text:p>148.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34424" calcext:value-type="float">
            <text:p>148.9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97848" calcext:value-type="float">
            <text:p>148.8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49664" calcext:value-type="float">
            <text:p>148.9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22232" calcext:value-type="float">
            <text:p>148.9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92336" calcext:value-type="float">
            <text:p>148.9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4-03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49664" calcext:value-type="float">
            <text:p>148.9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764" calcext:value-type="float">
            <text:p>57.3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2232" calcext:value-type="float">
            <text:p>57.4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86" calcext:value-type="float">
            <text:p>57.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2128" calcext:value-type="float">
            <text:p>57.4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7744" calcext:value-type="float">
            <text:p>57.3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052" calcext:value-type="float">
            <text:p>57.5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1" calcext:value-type="float">
            <text:p>57.5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4424" calcext:value-type="float">
            <text:p>57.4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5552" calcext:value-type="float">
            <text:p>57.3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0896" calcext:value-type="float">
            <text:p>57.4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2504" calcext:value-type="float">
            <text:p>57.3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9456" calcext:value-type="float">
            <text:p>57.3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1648" calcext:value-type="float">
            <text:p>57.3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9936" calcext:value-type="float">
            <text:p>57.3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62" calcext:value-type="float">
            <text:p>57.2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5824" calcext:value-type="float">
            <text:p>57.2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9936" calcext:value-type="float">
            <text:p>57.3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9936" calcext:value-type="float">
            <text:p>57.3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0792" calcext:value-type="float">
            <text:p>57.3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812" calcext:value-type="float">
            <text:p>57.3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6512" calcext:value-type="float">
            <text:p>57.4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668" calcext:value-type="float">
            <text:p>57.2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9352" calcext:value-type="float">
            <text:p>57.2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2984" calcext:value-type="float">
            <text:p>57.4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7472" calcext:value-type="float">
            <text:p>57.4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2232" calcext:value-type="float">
            <text:p>57.4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3736" calcext:value-type="float">
            <text:p>57.3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86" calcext:value-type="float">
            <text:p>57.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1648" calcext:value-type="float">
            <text:p>57.3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2984" calcext:value-type="float">
            <text:p>57.4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004" calcext:value-type="float">
            <text:p>57.4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0624" calcext:value-type="float">
            <text:p>57.5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2816" calcext:value-type="float">
            <text:p>57.5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5008" calcext:value-type="float">
            <text:p>57.5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4048" calcext:value-type="float">
            <text:p>57.5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7952" calcext:value-type="float">
            <text:p>57.5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2712" calcext:value-type="float">
            <text:p>57.5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3944" calcext:value-type="float">
            <text:p>57.4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3192" calcext:value-type="float">
            <text:p>57.5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3672" calcext:value-type="float">
            <text:p>57.5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3192" calcext:value-type="float">
            <text:p>57.5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7848" calcext:value-type="float">
            <text:p>57.4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6616" calcext:value-type="float">
            <text:p>57.5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2128" calcext:value-type="float">
            <text:p>57.4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7472" calcext:value-type="float">
            <text:p>57.4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2816" calcext:value-type="float">
            <text:p>57.5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956" calcext:value-type="float">
            <text:p>57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1376" calcext:value-type="float">
            <text:p>57.4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2128" calcext:value-type="float">
            <text:p>57.4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4696" calcext:value-type="float">
            <text:p>57.3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9936" calcext:value-type="float">
            <text:p>57.3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6784" calcext:value-type="float">
            <text:p>57.3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86" calcext:value-type="float">
            <text:p>57.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9664" calcext:value-type="float">
            <text:p>57.5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956" calcext:value-type="float">
            <text:p>57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1752" calcext:value-type="float">
            <text:p>57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052" calcext:value-type="float">
            <text:p>57.5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0144" calcext:value-type="float">
            <text:p>57.5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2336" calcext:value-type="float">
            <text:p>57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576" calcext:value-type="float">
            <text:p>57.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956" calcext:value-type="float">
            <text:p>57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0792" calcext:value-type="float">
            <text:p>57.3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1856" calcext:value-type="float">
            <text:p>57.5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1752" calcext:value-type="float">
            <text:p>57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5928" calcext:value-type="float">
            <text:p>57.3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5928" calcext:value-type="float">
            <text:p>57.3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9456" calcext:value-type="float">
            <text:p>57.3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7368" calcext:value-type="float">
            <text:p>57.4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3568" calcext:value-type="float">
            <text:p>57.5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9288" calcext:value-type="float">
            <text:p>57.5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6616" calcext:value-type="float">
            <text:p>57.5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7472" calcext:value-type="float">
            <text:p>57.4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4904" calcext:value-type="float">
            <text:p>57.5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2712" calcext:value-type="float">
            <text:p>57.5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2232" calcext:value-type="float">
            <text:p>57.4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5656" calcext:value-type="float">
            <text:p>57.4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86" calcext:value-type="float">
            <text:p>57.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2024" calcext:value-type="float">
            <text:p>57.3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4216" calcext:value-type="float">
            <text:p>57.3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7264" calcext:value-type="float">
            <text:p>57.3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1168" calcext:value-type="float">
            <text:p>57.3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2608" calcext:value-type="float">
            <text:p>57.4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1376" calcext:value-type="float">
            <text:p>57.4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2712" calcext:value-type="float">
            <text:p>57.5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7368" calcext:value-type="float">
            <text:p>57.4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0896" calcext:value-type="float">
            <text:p>57.4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2336" calcext:value-type="float">
            <text:p>57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8808" calcext:value-type="float">
            <text:p>57.5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1856" calcext:value-type="float">
            <text:p>57.5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6136" calcext:value-type="float">
            <text:p>57.4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7744" calcext:value-type="float">
            <text:p>57.3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956" calcext:value-type="float">
            <text:p>57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4904" calcext:value-type="float">
            <text:p>57.5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5008" calcext:value-type="float">
            <text:p>57.5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1" calcext:value-type="float">
            <text:p>57.5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8224" calcext:value-type="float">
            <text:p>57.4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908" calcext:value-type="float">
            <text:p>57.4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0688" calcext:value-type="float">
            <text:p>57.3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6408" calcext:value-type="float">
            <text:p>57.3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9184" calcext:value-type="float">
            <text:p>57.4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1856" calcext:value-type="float">
            <text:p>57.5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1168" calcext:value-type="float">
            <text:p>57.3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6616" calcext:value-type="float">
            <text:p>57.5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3192" calcext:value-type="float">
            <text:p>57.5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052" calcext:value-type="float">
            <text:p>57.5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004" calcext:value-type="float">
            <text:p>57.4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6992" calcext:value-type="float">
            <text:p>57.4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956" calcext:value-type="float">
            <text:p>57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2128" calcext:value-type="float">
            <text:p>57.4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2504" calcext:value-type="float">
            <text:p>57.3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5656" calcext:value-type="float">
            <text:p>57.4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1648" calcext:value-type="float">
            <text:p>57.3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2024" calcext:value-type="float">
            <text:p>57.3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0584" calcext:value-type="float">
            <text:p>57.2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8976" calcext:value-type="float">
            <text:p>57.3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2504" calcext:value-type="float">
            <text:p>57.3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2984" calcext:value-type="float">
            <text:p>57.4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2608" calcext:value-type="float">
            <text:p>57.4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7744" calcext:value-type="float">
            <text:p>57.3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4424" calcext:value-type="float">
            <text:p>57.4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1168" calcext:value-type="float">
            <text:p>57.3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4424" calcext:value-type="float">
            <text:p>57.4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6616" calcext:value-type="float">
            <text:p>57.5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8704" calcext:value-type="float">
            <text:p>57.4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4592" calcext:value-type="float">
            <text:p>57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5072" calcext:value-type="float">
            <text:p>57.3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3568" calcext:value-type="float">
            <text:p>57.5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052" calcext:value-type="float">
            <text:p>57.5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4216" calcext:value-type="float">
            <text:p>57.3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6408" calcext:value-type="float">
            <text:p>57.3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1376" calcext:value-type="float">
            <text:p>57.4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8432" calcext:value-type="float">
            <text:p>57.5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004" calcext:value-type="float">
            <text:p>57.4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956" calcext:value-type="float">
            <text:p>57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0896" calcext:value-type="float">
            <text:p>57.4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7952" calcext:value-type="float">
            <text:p>57.5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9664" calcext:value-type="float">
            <text:p>57.5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9184" calcext:value-type="float">
            <text:p>57.4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0-1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0148" calcext:value-type="float">
            <text:p>149.0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28672" calcext:value-type="float">
            <text:p>154.7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28672" calcext:value-type="float">
            <text:p>154.7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28672" calcext:value-type="float">
            <text:p>154.7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28672" calcext:value-type="float">
            <text:p>154.7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28672" calcext:value-type="float">
            <text:p>154.7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28672" calcext:value-type="float">
            <text:p>154.7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28672" calcext:value-type="float">
            <text:p>154.7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28672" calcext:value-type="float">
            <text:p>154.7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28672" calcext:value-type="float">
            <text:p>154.7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28672" calcext:value-type="float">
            <text:p>154.7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28672" calcext:value-type="float">
            <text:p>154.7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28672" calcext:value-type="float">
            <text:p>154.7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28672" calcext:value-type="float">
            <text:p>154.7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28672" calcext:value-type="float">
            <text:p>154.7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15552" calcext:value-type="float">
            <text:p>148.8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30792" calcext:value-type="float">
            <text:p>148.8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61272" calcext:value-type="float">
            <text:p>148.8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76512" calcext:value-type="float">
            <text:p>148.8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5-2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92336" calcext:value-type="float">
            <text:p>148.9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91168" calcext:value-type="float">
            <text:p>148.7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55176" calcext:value-type="float">
            <text:p>148.8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03944" calcext:value-type="float">
            <text:p>148.9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85656" calcext:value-type="float">
            <text:p>148.8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4908" calcext:value-type="float">
            <text:p>148.8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49664" calcext:value-type="float">
            <text:p>148.9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5576" calcext:value-type="float">
            <text:p>148.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186" calcext:value-type="float">
            <text:p>148.8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28328" calcext:value-type="float">
            <text:p>148.9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00896" calcext:value-type="float">
            <text:p>148.9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82608" calcext:value-type="float">
            <text:p>148.8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12504" calcext:value-type="float">
            <text:p>148.8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52128" calcext:value-type="float">
            <text:p>148.8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82024" calcext:value-type="float">
            <text:p>148.7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36888" calcext:value-type="float">
            <text:p>148.8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16136" calcext:value-type="float">
            <text:p>148.9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16136" calcext:value-type="float">
            <text:p>148.9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24696" calcext:value-type="float">
            <text:p>148.8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63736" calcext:value-type="float">
            <text:p>148.7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4908" calcext:value-type="float">
            <text:p>148.8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24696" calcext:value-type="float">
            <text:p>148.8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58224" calcext:value-type="float">
            <text:p>148.8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16136" calcext:value-type="float">
            <text:p>148.9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37472" calcext:value-type="float">
            <text:p>148.9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88704" calcext:value-type="float">
            <text:p>148.8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46032" calcext:value-type="float">
            <text:p>148.8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948" calcext:value-type="float">
            <text:p>148.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4908" calcext:value-type="float">
            <text:p>148.8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12504" calcext:value-type="float">
            <text:p>148.8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82024" calcext:value-type="float">
            <text:p>148.7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88704" calcext:value-type="float">
            <text:p>148.8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52128" calcext:value-type="float">
            <text:p>148.8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88704" calcext:value-type="float">
            <text:p>148.8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73464" calcext:value-type="float">
            <text:p>148.8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3384" calcext:value-type="float">
            <text:p>148.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186" calcext:value-type="float">
            <text:p>148.8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55176" calcext:value-type="float">
            <text:p>148.8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54592" calcext:value-type="float">
            <text:p>148.7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69832" calcext:value-type="float">
            <text:p>148.7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63736" calcext:value-type="float">
            <text:p>148.7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94216" calcext:value-type="float">
            <text:p>148.7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82024" calcext:value-type="float">
            <text:p>148.7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30792" calcext:value-type="float">
            <text:p>148.8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85656" calcext:value-type="float">
            <text:p>148.8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4908" calcext:value-type="float">
            <text:p>148.8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30792" calcext:value-type="float">
            <text:p>148.8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8812" calcext:value-type="float">
            <text:p>148.7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39936" calcext:value-type="float">
            <text:p>148.8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21648" calcext:value-type="float">
            <text:p>148.8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39936" calcext:value-type="float">
            <text:p>148.8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70416" calcext:value-type="float">
            <text:p>148.8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13088" calcext:value-type="float">
            <text:p>148.9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80144" calcext:value-type="float">
            <text:p>148.9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19184" calcext:value-type="float">
            <text:p>148.9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3384" calcext:value-type="float">
            <text:p>148.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69832" calcext:value-type="float">
            <text:p>148.7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97264" calcext:value-type="float">
            <text:p>148.7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61272" calcext:value-type="float">
            <text:p>148.8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3384" calcext:value-type="float">
            <text:p>148.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21064" calcext:value-type="float">
            <text:p>148.7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0584" calcext:value-type="float">
            <text:p>148.6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39352" calcext:value-type="float">
            <text:p>148.7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47912" calcext:value-type="float">
            <text:p>148.6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096" calcext:value-type="float">
            <text:p>148.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3384" calcext:value-type="float">
            <text:p>148.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75928" calcext:value-type="float">
            <text:p>148.7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33256" calcext:value-type="float">
            <text:p>148.7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3384" calcext:value-type="float">
            <text:p>148.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88704" calcext:value-type="float">
            <text:p>148.8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30792" calcext:value-type="float">
            <text:p>148.8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21648" calcext:value-type="float">
            <text:p>148.8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82608" calcext:value-type="float">
            <text:p>148.8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12504" calcext:value-type="float">
            <text:p>148.8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45448" calcext:value-type="float">
            <text:p>148.7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97264" calcext:value-type="float">
            <text:p>148.7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06408" calcext:value-type="float">
            <text:p>148.8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3384" calcext:value-type="float">
            <text:p>148.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12504" calcext:value-type="float">
            <text:p>148.8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00896" calcext:value-type="float">
            <text:p>148.9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30792" calcext:value-type="float">
            <text:p>148.8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186" calcext:value-type="float">
            <text:p>148.8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75928" calcext:value-type="float">
            <text:p>148.7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30792" calcext:value-type="float">
            <text:p>148.8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94216" calcext:value-type="float">
            <text:p>148.7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424" calcext:value-type="float">
            <text:p>148.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73464" calcext:value-type="float">
            <text:p>148.8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46616" calcext:value-type="float">
            <text:p>148.9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24696" calcext:value-type="float">
            <text:p>148.8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78976" calcext:value-type="float">
            <text:p>148.7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00312" calcext:value-type="float">
            <text:p>148.8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36888" calcext:value-type="float">
            <text:p>148.8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0336" calcext:value-type="float">
            <text:p>148.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91168" calcext:value-type="float">
            <text:p>148.7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186" calcext:value-type="float">
            <text:p>148.8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948" calcext:value-type="float">
            <text:p>148.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4908" calcext:value-type="float">
            <text:p>148.8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91168" calcext:value-type="float">
            <text:p>148.7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11-02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52128" calcext:value-type="float">
            <text:p>148.8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36888" calcext:value-type="float">
            <text:p>148.8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97264" calcext:value-type="float">
            <text:p>148.7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21648" calcext:value-type="float">
            <text:p>148.8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4908" calcext:value-type="float">
            <text:p>148.8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67368" calcext:value-type="float">
            <text:p>148.8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24112" calcext:value-type="float">
            <text:p>148.7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63736" calcext:value-type="float">
            <text:p>148.7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2716" calcext:value-type="float">
            <text:p>148.7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51544" calcext:value-type="float">
            <text:p>148.7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97264" calcext:value-type="float">
            <text:p>148.7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0584" calcext:value-type="float">
            <text:p>148.6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5764" calcext:value-type="float">
            <text:p>148.7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82024" calcext:value-type="float">
            <text:p>148.7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0336" calcext:value-type="float">
            <text:p>148.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21648" calcext:value-type="float">
            <text:p>148.8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94216" calcext:value-type="float">
            <text:p>148.7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94216" calcext:value-type="float">
            <text:p>148.7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94216" calcext:value-type="float">
            <text:p>148.7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97264" calcext:value-type="float">
            <text:p>148.7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78976" calcext:value-type="float">
            <text:p>148.7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51544" calcext:value-type="float">
            <text:p>148.7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63736" calcext:value-type="float">
            <text:p>148.7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24696" calcext:value-type="float">
            <text:p>148.8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0336" calcext:value-type="float">
            <text:p>148.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30792" calcext:value-type="float">
            <text:p>148.8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78976" calcext:value-type="float">
            <text:p>148.7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94216" calcext:value-type="float">
            <text:p>148.7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97264" calcext:value-type="float">
            <text:p>148.7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63736" calcext:value-type="float">
            <text:p>148.7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97264" calcext:value-type="float">
            <text:p>148.7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91168" calcext:value-type="float">
            <text:p>148.7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21648" calcext:value-type="float">
            <text:p>148.8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18016" calcext:value-type="float">
            <text:p>148.7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51544" calcext:value-type="float">
            <text:p>148.7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14968" calcext:value-type="float">
            <text:p>148.7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08872" calcext:value-type="float">
            <text:p>148.7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08872" calcext:value-type="float">
            <text:p>148.7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36304" calcext:value-type="float">
            <text:p>148.7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30208" calcext:value-type="float">
            <text:p>148.7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30208" calcext:value-type="float">
            <text:p>148.7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424" calcext:value-type="float">
            <text:p>148.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7288" calcext:value-type="float">
            <text:p>148.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75928" calcext:value-type="float">
            <text:p>148.7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33256" calcext:value-type="float">
            <text:p>148.7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39352" calcext:value-type="float">
            <text:p>148.7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2716" calcext:value-type="float">
            <text:p>148.7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24112" calcext:value-type="float">
            <text:p>148.7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668" calcext:value-type="float">
            <text:p>148.6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4008" calcext:value-type="float">
            <text:p>148.6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7056" calcext:value-type="float">
            <text:p>148.6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3152" calcext:value-type="float">
            <text:p>148.6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75344" calcext:value-type="float">
            <text:p>148.6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38768" calcext:value-type="float">
            <text:p>148.6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75344" calcext:value-type="float">
            <text:p>148.6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9728" calcext:value-type="float">
            <text:p>148.6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18016" calcext:value-type="float">
            <text:p>148.7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05824" calcext:value-type="float">
            <text:p>148.7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9248" calcext:value-type="float">
            <text:p>148.6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78392" calcext:value-type="float">
            <text:p>148.6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2048" calcext:value-type="float">
            <text:p>148.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6-14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2048" calcext:value-type="float">
            <text:p>148.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6-13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96096" calcext:value-type="float">
            <text:p>148.5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38768" calcext:value-type="float">
            <text:p>148.6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4008" calcext:value-type="float">
            <text:p>148.6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17432" calcext:value-type="float">
            <text:p>148.6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41816" calcext:value-type="float">
            <text:p>148.6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4008" calcext:value-type="float">
            <text:p>148.6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47912" calcext:value-type="float">
            <text:p>148.6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4008" calcext:value-type="float">
            <text:p>148.6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87536" calcext:value-type="float">
            <text:p>148.6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0584" calcext:value-type="float">
            <text:p>148.6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84488" calcext:value-type="float">
            <text:p>148.6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8144" calcext:value-type="float">
            <text:p>148.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62" calcext:value-type="float">
            <text:p>148.6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41816" calcext:value-type="float">
            <text:p>148.6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38768" calcext:value-type="float">
            <text:p>148.6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7056" calcext:value-type="float">
            <text:p>148.6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3632" calcext:value-type="float">
            <text:p>148.6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30208" calcext:value-type="float">
            <text:p>148.7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48496" calcext:value-type="float">
            <text:p>148.7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36304" calcext:value-type="float">
            <text:p>148.7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14968" calcext:value-type="float">
            <text:p>148.7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87536" calcext:value-type="float">
            <text:p>148.6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84488" calcext:value-type="float">
            <text:p>148.6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3632" calcext:value-type="float">
            <text:p>148.6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1192" calcext:value-type="float">
            <text:p>148.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9248" calcext:value-type="float">
            <text:p>148.6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29624" calcext:value-type="float">
            <text:p>148.6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7056" calcext:value-type="float">
            <text:p>148.6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3572" calcext:value-type="float">
            <text:p>148.6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54592" calcext:value-type="float">
            <text:p>148.7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75928" calcext:value-type="float">
            <text:p>148.7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1192" calcext:value-type="float">
            <text:p>148.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75344" calcext:value-type="float">
            <text:p>148.6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72296" calcext:value-type="float">
            <text:p>148.6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02776" calcext:value-type="float">
            <text:p>148.7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08872" calcext:value-type="float">
            <text:p>148.7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3152" calcext:value-type="float">
            <text:p>148.6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32672" calcext:value-type="float">
            <text:p>148.6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47912" calcext:value-type="float">
            <text:p>148.6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41816" calcext:value-type="float">
            <text:p>148.6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29624" calcext:value-type="float">
            <text:p>148.6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7056" calcext:value-type="float">
            <text:p>148.6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96096" calcext:value-type="float">
            <text:p>148.5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53424" calcext:value-type="float">
            <text:p>148.5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41232" calcext:value-type="float">
            <text:p>148.5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9" calcext:value-type="float">
            <text:p>148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23528" calcext:value-type="float">
            <text:p>148.6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096" calcext:value-type="float">
            <text:p>148.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45448" calcext:value-type="float">
            <text:p>148.7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48496" calcext:value-type="float">
            <text:p>148.7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30208" calcext:value-type="float">
            <text:p>148.7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14968" calcext:value-type="float">
            <text:p>148.7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0104" calcext:value-type="float">
            <text:p>148.6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096" calcext:value-type="float">
            <text:p>148.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23528" calcext:value-type="float">
            <text:p>148.6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72296" calcext:value-type="float">
            <text:p>148.6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0584" calcext:value-type="float">
            <text:p>148.6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23528" calcext:value-type="float">
            <text:p>148.6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96096" calcext:value-type="float">
            <text:p>148.5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23528" calcext:value-type="float">
            <text:p>148.6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2048" calcext:value-type="float">
            <text:p>148.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29624" calcext:value-type="float">
            <text:p>148.6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096" calcext:value-type="float">
            <text:p>148.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30208" calcext:value-type="float">
            <text:p>148.7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75928" calcext:value-type="float">
            <text:p>148.7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94216" calcext:value-type="float">
            <text:p>148.7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94216" calcext:value-type="float">
            <text:p>148.7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3384" calcext:value-type="float">
            <text:p>148.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0336" calcext:value-type="float">
            <text:p>148.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17432" calcext:value-type="float">
            <text:p>148.6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11336" calcext:value-type="float">
            <text:p>148.6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47912" calcext:value-type="float">
            <text:p>148.6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096" calcext:value-type="float">
            <text:p>148.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29624" calcext:value-type="float">
            <text:p>148.6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38184" calcext:value-type="float">
            <text:p>148.5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24112" calcext:value-type="float">
            <text:p>148.7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8812" calcext:value-type="float">
            <text:p>148.7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8812" calcext:value-type="float">
            <text:p>148.7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69832" calcext:value-type="float">
            <text:p>148.7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02776" calcext:value-type="float">
            <text:p>148.7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23528" calcext:value-type="float">
            <text:p>148.6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9728" calcext:value-type="float">
            <text:p>148.6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21064" calcext:value-type="float">
            <text:p>148.7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78392" calcext:value-type="float">
            <text:p>148.6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08872" calcext:value-type="float">
            <text:p>148.7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3632" calcext:value-type="float">
            <text:p>148.6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5764" calcext:value-type="float">
            <text:p>148.7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2716" calcext:value-type="float">
            <text:p>148.7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096" calcext:value-type="float">
            <text:p>148.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96096" calcext:value-type="float">
            <text:p>148.5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05824" calcext:value-type="float">
            <text:p>148.7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0336" calcext:value-type="float">
            <text:p>148.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60688" calcext:value-type="float">
            <text:p>148.7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72296" calcext:value-type="float">
            <text:p>148.6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14968" calcext:value-type="float">
            <text:p>148.7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51544" calcext:value-type="float">
            <text:p>148.7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00312" calcext:value-type="float">
            <text:p>148.8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52128" calcext:value-type="float">
            <text:p>148.8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4908" calcext:value-type="float">
            <text:p>148.8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30208" calcext:value-type="float">
            <text:p>148.7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66784" calcext:value-type="float">
            <text:p>148.7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668" calcext:value-type="float">
            <text:p>148.6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41816" calcext:value-type="float">
            <text:p>148.6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18016" calcext:value-type="float">
            <text:p>148.7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3152" calcext:value-type="float">
            <text:p>148.6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87536" calcext:value-type="float">
            <text:p>148.6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5952" calcext:value-type="float">
            <text:p>148.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02776" calcext:value-type="float">
            <text:p>148.7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69832" calcext:value-type="float">
            <text:p>148.7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91752" calcext:value-type="float">
            <text:p>148.8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1192" calcext:value-type="float">
            <text:p>148.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41816" calcext:value-type="float">
            <text:p>148.6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47912" calcext:value-type="float">
            <text:p>148.6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29624" calcext:value-type="float">
            <text:p>148.6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096" calcext:value-type="float">
            <text:p>148.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24112" calcext:value-type="float">
            <text:p>148.7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78976" calcext:value-type="float">
            <text:p>148.7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48496" calcext:value-type="float">
            <text:p>148.7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17432" calcext:value-type="float">
            <text:p>148.6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5952" calcext:value-type="float">
            <text:p>148.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7056" calcext:value-type="float">
            <text:p>148.6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87536" calcext:value-type="float">
            <text:p>148.6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7288" calcext:value-type="float">
            <text:p>148.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06408" calcext:value-type="float">
            <text:p>148.8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78392" calcext:value-type="float">
            <text:p>148.6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51544" calcext:value-type="float">
            <text:p>148.7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668" calcext:value-type="float">
            <text:p>148.6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87536" calcext:value-type="float">
            <text:p>148.6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3632" calcext:value-type="float">
            <text:p>148.6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3632" calcext:value-type="float">
            <text:p>148.6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61272" calcext:value-type="float">
            <text:p>148.8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69832" calcext:value-type="float">
            <text:p>148.7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63736" calcext:value-type="float">
            <text:p>148.7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09456" calcext:value-type="float">
            <text:p>148.8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39936" calcext:value-type="float">
            <text:p>148.8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12504" calcext:value-type="float">
            <text:p>148.8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63736" calcext:value-type="float">
            <text:p>148.7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26576" calcext:value-type="float">
            <text:p>148.6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0584" calcext:value-type="float">
            <text:p>148.6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62" calcext:value-type="float">
            <text:p>148.6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36304" calcext:value-type="float">
            <text:p>148.7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1192" calcext:value-type="float">
            <text:p>148.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0584" calcext:value-type="float">
            <text:p>148.6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424" calcext:value-type="float">
            <text:p>148.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36304" calcext:value-type="float">
            <text:p>148.7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99144" calcext:value-type="float">
            <text:p>148.5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84488" calcext:value-type="float">
            <text:p>148.6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93048" calcext:value-type="float">
            <text:p>148.5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5952" calcext:value-type="float">
            <text:p>148.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0104" calcext:value-type="float">
            <text:p>148.6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45448" calcext:value-type="float">
            <text:p>148.7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00312" calcext:value-type="float">
            <text:p>148.8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36304" calcext:value-type="float">
            <text:p>148.7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47912" calcext:value-type="float">
            <text:p>148.6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096" calcext:value-type="float">
            <text:p>148.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0584" calcext:value-type="float">
            <text:p>148.6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63736" calcext:value-type="float">
            <text:p>148.7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09456" calcext:value-type="float">
            <text:p>148.8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45448" calcext:value-type="float">
            <text:p>148.7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7056" calcext:value-type="float">
            <text:p>148.6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86952" calcext:value-type="float">
            <text:p>148.5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96096" calcext:value-type="float">
            <text:p>148.5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08872" calcext:value-type="float">
            <text:p>148.7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3152" calcext:value-type="float">
            <text:p>148.6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47912" calcext:value-type="float">
            <text:p>148.6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78392" calcext:value-type="float">
            <text:p>148.6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77808" calcext:value-type="float">
            <text:p>148.5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56472" calcext:value-type="float">
            <text:p>148.5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4008" calcext:value-type="float">
            <text:p>148.6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33256" calcext:value-type="float">
            <text:p>148.7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668" calcext:value-type="float">
            <text:p>148.6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87536" calcext:value-type="float">
            <text:p>148.6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47912" calcext:value-type="float">
            <text:p>148.6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78392" calcext:value-type="float">
            <text:p>148.6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7288" calcext:value-type="float">
            <text:p>148.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21648" calcext:value-type="float">
            <text:p>148.8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85072" calcext:value-type="float">
            <text:p>148.7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24112" calcext:value-type="float">
            <text:p>148.7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02192" calcext:value-type="float">
            <text:p>148.6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22944" calcext:value-type="float">
            <text:p>148.5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95512" calcext:value-type="float">
            <text:p>148.4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80856" calcext:value-type="float">
            <text:p>148.5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87536" calcext:value-type="float">
            <text:p>148.6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54592" calcext:value-type="float">
            <text:p>148.7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48496" calcext:value-type="float">
            <text:p>148.7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2716" calcext:value-type="float">
            <text:p>148.7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39352" calcext:value-type="float">
            <text:p>148.7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8812" calcext:value-type="float">
            <text:p>148.7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63736" calcext:value-type="float">
            <text:p>148.7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0584" calcext:value-type="float">
            <text:p>148.6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32672" calcext:value-type="float">
            <text:p>148.6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668" calcext:value-type="float">
            <text:p>148.6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63736" calcext:value-type="float">
            <text:p>148.7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96096" calcext:value-type="float">
            <text:p>148.5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424" calcext:value-type="float">
            <text:p>148.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84488" calcext:value-type="float">
            <text:p>148.6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5952" calcext:value-type="float">
            <text:p>148.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14384" calcext:value-type="float">
            <text:p>148.6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9" calcext:value-type="float">
            <text:p>148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26576" calcext:value-type="float">
            <text:p>148.6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21064" calcext:value-type="float">
            <text:p>148.7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3632" calcext:value-type="float">
            <text:p>148.6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87536" calcext:value-type="float">
            <text:p>148.6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1192" calcext:value-type="float">
            <text:p>148.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668" calcext:value-type="float">
            <text:p>148.6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08872" calcext:value-type="float">
            <text:p>148.7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72296" calcext:value-type="float">
            <text:p>148.6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9728" calcext:value-type="float">
            <text:p>148.6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84488" calcext:value-type="float">
            <text:p>148.6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1192" calcext:value-type="float">
            <text:p>148.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33256" calcext:value-type="float">
            <text:p>148.7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51544" calcext:value-type="float">
            <text:p>148.7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5764" calcext:value-type="float">
            <text:p>148.7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02776" calcext:value-type="float">
            <text:p>148.7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0104" calcext:value-type="float">
            <text:p>148.6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2048" calcext:value-type="float">
            <text:p>148.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0584" calcext:value-type="float">
            <text:p>148.6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15552" calcext:value-type="float">
            <text:p>148.8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21648" calcext:value-type="float">
            <text:p>148.8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10752" calcext:value-type="float">
            <text:p>148.5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17432" calcext:value-type="float">
            <text:p>148.6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1-0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3152" calcext:value-type="float">
            <text:p>148.6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0104" calcext:value-type="float">
            <text:p>148.6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2716" calcext:value-type="float">
            <text:p>148.7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08872" calcext:value-type="float">
            <text:p>148.7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7056" calcext:value-type="float">
            <text:p>148.6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668" calcext:value-type="float">
            <text:p>148.6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7288" calcext:value-type="float">
            <text:p>148.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0336" calcext:value-type="float">
            <text:p>148.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78976" calcext:value-type="float">
            <text:p>148.7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05824" calcext:value-type="float">
            <text:p>148.7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26576" calcext:value-type="float">
            <text:p>148.6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96096" calcext:value-type="float">
            <text:p>148.5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0524" calcext:value-type="float">
            <text:p>148.6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80856" calcext:value-type="float">
            <text:p>148.5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71712" calcext:value-type="float">
            <text:p>148.5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0524" calcext:value-type="float">
            <text:p>148.6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87536" calcext:value-type="float">
            <text:p>148.6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36304" calcext:value-type="float">
            <text:p>148.7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02776" calcext:value-type="float">
            <text:p>148.7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75344" calcext:value-type="float">
            <text:p>148.6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23528" calcext:value-type="float">
            <text:p>148.6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56472" calcext:value-type="float">
            <text:p>148.5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71712" calcext:value-type="float">
            <text:p>148.5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62568" calcext:value-type="float">
            <text:p>148.5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23528" calcext:value-type="float">
            <text:p>148.6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02776" calcext:value-type="float">
            <text:p>148.7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0584" calcext:value-type="float">
            <text:p>148.6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48496" calcext:value-type="float">
            <text:p>148.7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0336" calcext:value-type="float">
            <text:p>148.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1192" calcext:value-type="float">
            <text:p>148.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87536" calcext:value-type="float">
            <text:p>148.6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24112" calcext:value-type="float">
            <text:p>148.7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66784" calcext:value-type="float">
            <text:p>148.7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75928" calcext:value-type="float">
            <text:p>148.7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45448" calcext:value-type="float">
            <text:p>148.7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45448" calcext:value-type="float">
            <text:p>148.7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94216" calcext:value-type="float">
            <text:p>148.7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15552" calcext:value-type="float">
            <text:p>148.8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30208" calcext:value-type="float">
            <text:p>148.7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0104" calcext:value-type="float">
            <text:p>148.6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2048" calcext:value-type="float">
            <text:p>148.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2048" calcext:value-type="float">
            <text:p>148.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05824" calcext:value-type="float">
            <text:p>148.7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36304" calcext:value-type="float">
            <text:p>148.7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0104" calcext:value-type="float">
            <text:p>148.6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17432" calcext:value-type="float">
            <text:p>148.6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3152" calcext:value-type="float">
            <text:p>148.6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38768" calcext:value-type="float">
            <text:p>148.6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38768" calcext:value-type="float">
            <text:p>148.6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62" calcext:value-type="float">
            <text:p>148.6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3632" calcext:value-type="float">
            <text:p>148.6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3632" calcext:value-type="float">
            <text:p>148.6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44864" calcext:value-type="float">
            <text:p>148.6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3572" calcext:value-type="float">
            <text:p>148.6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3632" calcext:value-type="float">
            <text:p>148.6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87536" calcext:value-type="float">
            <text:p>148.6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2048" calcext:value-type="float">
            <text:p>148.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41816" calcext:value-type="float">
            <text:p>148.6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08872" calcext:value-type="float">
            <text:p>148.7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08872" calcext:value-type="float">
            <text:p>148.7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9728" calcext:value-type="float">
            <text:p>148.6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14968" calcext:value-type="float">
            <text:p>148.7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668" calcext:value-type="float">
            <text:p>148.6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47912" calcext:value-type="float">
            <text:p>148.6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096" calcext:value-type="float">
            <text:p>148.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9248" calcext:value-type="float">
            <text:p>148.6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0104" calcext:value-type="float">
            <text:p>148.6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02192" calcext:value-type="float">
            <text:p>148.6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86952" calcext:value-type="float">
            <text:p>148.5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096" calcext:value-type="float">
            <text:p>148.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0584" calcext:value-type="float">
            <text:p>148.6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9248" calcext:value-type="float">
            <text:p>148.6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72296" calcext:value-type="float">
            <text:p>148.6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75344" calcext:value-type="float">
            <text:p>148.6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0584" calcext:value-type="float">
            <text:p>148.6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87536" calcext:value-type="float">
            <text:p>148.6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47912" calcext:value-type="float">
            <text:p>148.6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23528" calcext:value-type="float">
            <text:p>148.6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3152" calcext:value-type="float">
            <text:p>148.6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14968" calcext:value-type="float">
            <text:p>148.7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14968" calcext:value-type="float">
            <text:p>148.7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02776" calcext:value-type="float">
            <text:p>148.7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78392" calcext:value-type="float">
            <text:p>148.6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3152" calcext:value-type="float">
            <text:p>148.6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30208" calcext:value-type="float">
            <text:p>148.7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39352" calcext:value-type="float">
            <text:p>148.7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2716" calcext:value-type="float">
            <text:p>148.7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14968" calcext:value-type="float">
            <text:p>148.7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8144" calcext:value-type="float">
            <text:p>148.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8144" calcext:value-type="float">
            <text:p>148.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0584" calcext:value-type="float">
            <text:p>148.6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08872" calcext:value-type="float">
            <text:p>148.7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9728" calcext:value-type="float">
            <text:p>148.6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17432" calcext:value-type="float">
            <text:p>148.6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38768" calcext:value-type="float">
            <text:p>148.6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47912" calcext:value-type="float">
            <text:p>148.6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78392" calcext:value-type="float">
            <text:p>148.6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2716" calcext:value-type="float">
            <text:p>148.7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05824" calcext:value-type="float">
            <text:p>148.7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62" calcext:value-type="float">
            <text:p>148.6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44864" calcext:value-type="float">
            <text:p>148.6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72296" calcext:value-type="float">
            <text:p>148.6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02776" calcext:value-type="float">
            <text:p>148.7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4008" calcext:value-type="float">
            <text:p>148.6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38768" calcext:value-type="float">
            <text:p>148.6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4008" calcext:value-type="float">
            <text:p>148.6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23528" calcext:value-type="float">
            <text:p>148.6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68664" calcext:value-type="float">
            <text:p>148.5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9" calcext:value-type="float">
            <text:p>148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41816" calcext:value-type="float">
            <text:p>148.6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4008" calcext:value-type="float">
            <text:p>148.6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72296" calcext:value-type="float">
            <text:p>148.6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78392" calcext:value-type="float">
            <text:p>148.6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02776" calcext:value-type="float">
            <text:p>148.7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75344" calcext:value-type="float">
            <text:p>148.6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41816" calcext:value-type="float">
            <text:p>148.6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02192" calcext:value-type="float">
            <text:p>148.6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9248" calcext:value-type="float">
            <text:p>148.6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2716" calcext:value-type="float">
            <text:p>148.7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87536" calcext:value-type="float">
            <text:p>148.6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9248" calcext:value-type="float">
            <text:p>148.6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3152" calcext:value-type="float">
            <text:p>148.6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26576" calcext:value-type="float">
            <text:p>148.6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47912" calcext:value-type="float">
            <text:p>148.6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668" calcext:value-type="float">
            <text:p>148.6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84488" calcext:value-type="float">
            <text:p>148.6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9248" calcext:value-type="float">
            <text:p>148.6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41816" calcext:value-type="float">
            <text:p>148.6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668" calcext:value-type="float">
            <text:p>148.6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02776" calcext:value-type="float">
            <text:p>148.7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39352" calcext:value-type="float">
            <text:p>148.7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05824" calcext:value-type="float">
            <text:p>148.7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096" calcext:value-type="float">
            <text:p>148.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0104" calcext:value-type="float">
            <text:p>148.6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75344" calcext:value-type="float">
            <text:p>148.6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9728" calcext:value-type="float">
            <text:p>148.6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3152" calcext:value-type="float">
            <text:p>148.6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9248" calcext:value-type="float">
            <text:p>148.6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02776" calcext:value-type="float">
            <text:p>148.7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33256" calcext:value-type="float">
            <text:p>148.7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0584" calcext:value-type="float">
            <text:p>148.6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38768" calcext:value-type="float">
            <text:p>148.6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08288" calcext:value-type="float">
            <text:p>148.6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83904" calcext:value-type="float">
            <text:p>148.5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0524" calcext:value-type="float">
            <text:p>148.6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17432" calcext:value-type="float">
            <text:p>148.6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02192" calcext:value-type="float">
            <text:p>148.6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32672" calcext:value-type="float">
            <text:p>148.6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7056" calcext:value-type="float">
            <text:p>148.6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38768" calcext:value-type="float">
            <text:p>148.6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38768" calcext:value-type="float">
            <text:p>148.6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9" calcext:value-type="float">
            <text:p>148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17432" calcext:value-type="float">
            <text:p>148.6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0104" calcext:value-type="float">
            <text:p>148.6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4008" calcext:value-type="float">
            <text:p>148.6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41816" calcext:value-type="float">
            <text:p>148.6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62" calcext:value-type="float">
            <text:p>148.6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96096" calcext:value-type="float">
            <text:p>148.5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47328" calcext:value-type="float">
            <text:p>148.5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38184" calcext:value-type="float">
            <text:p>148.5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83904" calcext:value-type="float">
            <text:p>148.5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17432" calcext:value-type="float">
            <text:p>148.6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86952" calcext:value-type="float">
            <text:p>148.5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17432" calcext:value-type="float">
            <text:p>148.6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14968" calcext:value-type="float">
            <text:p>148.7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54592" calcext:value-type="float">
            <text:p>148.7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45448" calcext:value-type="float">
            <text:p>148.7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0104" calcext:value-type="float">
            <text:p>148.6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01608" calcext:value-type="float">
            <text:p>148.5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04656" calcext:value-type="float">
            <text:p>148.5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96096" calcext:value-type="float">
            <text:p>148.5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44864" calcext:value-type="float">
            <text:p>148.6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14384" calcext:value-type="float">
            <text:p>148.6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23528" calcext:value-type="float">
            <text:p>148.6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2048" calcext:value-type="float">
            <text:p>148.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08288" calcext:value-type="float">
            <text:p>148.6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17432" calcext:value-type="float">
            <text:p>148.6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096" calcext:value-type="float">
            <text:p>148.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17432" calcext:value-type="float">
            <text:p>148.6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35136" calcext:value-type="float">
            <text:p>148.5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83904" calcext:value-type="float">
            <text:p>148.5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14384" calcext:value-type="float">
            <text:p>148.6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99144" calcext:value-type="float">
            <text:p>148.5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41816" calcext:value-type="float">
            <text:p>148.6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84488" calcext:value-type="float">
            <text:p>148.6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32672" calcext:value-type="float">
            <text:p>148.6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32672" calcext:value-type="float">
            <text:p>148.6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32088" calcext:value-type="float">
            <text:p>148.5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10752" calcext:value-type="float">
            <text:p>148.5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11336" calcext:value-type="float">
            <text:p>148.6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3152" calcext:value-type="float">
            <text:p>148.6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08872" calcext:value-type="float">
            <text:p>148.7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18016" calcext:value-type="float">
            <text:p>148.7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44864" calcext:value-type="float">
            <text:p>148.6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38184" calcext:value-type="float">
            <text:p>148.5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35136" calcext:value-type="float">
            <text:p>148.5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72296" calcext:value-type="float">
            <text:p>148.6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62" calcext:value-type="float">
            <text:p>148.6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4-20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14384" calcext:value-type="float">
            <text:p>148.6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99144" calcext:value-type="float">
            <text:p>148.5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78392" calcext:value-type="float">
            <text:p>148.6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7056" calcext:value-type="float">
            <text:p>148.6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3632" calcext:value-type="float">
            <text:p>148.6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9248" calcext:value-type="float">
            <text:p>148.6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9" calcext:value-type="float">
            <text:p>148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2904" calcext:value-type="float">
            <text:p>148.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80272" calcext:value-type="float">
            <text:p>148.4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35136" calcext:value-type="float">
            <text:p>148.5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41232" calcext:value-type="float">
            <text:p>148.5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07704" calcext:value-type="float">
            <text:p>148.5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62568" calcext:value-type="float">
            <text:p>148.5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35136" calcext:value-type="float">
            <text:p>148.5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49792" calcext:value-type="float">
            <text:p>148.4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10168" calcext:value-type="float">
            <text:p>148.4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77224" calcext:value-type="float">
            <text:p>148.4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38184" calcext:value-type="float">
            <text:p>148.5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83904" calcext:value-type="float">
            <text:p>148.5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77808" calcext:value-type="float">
            <text:p>148.5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83904" calcext:value-type="float">
            <text:p>148.5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49792" calcext:value-type="float">
            <text:p>148.4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94928" calcext:value-type="float">
            <text:p>148.3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56472" calcext:value-type="float">
            <text:p>148.5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096" calcext:value-type="float">
            <text:p>148.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41816" calcext:value-type="float">
            <text:p>148.6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68664" calcext:value-type="float">
            <text:p>148.5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9856" calcext:value-type="float">
            <text:p>148.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89416" calcext:value-type="float">
            <text:p>148.4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40648" calcext:value-type="float">
            <text:p>148.4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04656" calcext:value-type="float">
            <text:p>148.5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53424" calcext:value-type="float">
            <text:p>148.5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83904" calcext:value-type="float">
            <text:p>148.5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38184" calcext:value-type="float">
            <text:p>148.5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50376" calcext:value-type="float">
            <text:p>148.5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47328" calcext:value-type="float">
            <text:p>148.5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19896" calcext:value-type="float">
            <text:p>148.5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11336" calcext:value-type="float">
            <text:p>148.6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80856" calcext:value-type="float">
            <text:p>148.5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22944" calcext:value-type="float">
            <text:p>148.5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93048" calcext:value-type="float">
            <text:p>148.5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77808" calcext:value-type="float">
            <text:p>148.5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23528" calcext:value-type="float">
            <text:p>148.6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77808" calcext:value-type="float">
            <text:p>148.5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71712" calcext:value-type="float">
            <text:p>148.5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80856" calcext:value-type="float">
            <text:p>148.5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25992" calcext:value-type="float">
            <text:p>148.5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80272" calcext:value-type="float">
            <text:p>148.4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38768" calcext:value-type="float">
            <text:p>148.6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84488" calcext:value-type="float">
            <text:p>148.6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93048" calcext:value-type="float">
            <text:p>148.5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62568" calcext:value-type="float">
            <text:p>148.5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5952" calcext:value-type="float">
            <text:p>148.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2048" calcext:value-type="float">
            <text:p>148.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0104" calcext:value-type="float">
            <text:p>148.6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3632" calcext:value-type="float">
            <text:p>148.6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84488" calcext:value-type="float">
            <text:p>148.6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18016" calcext:value-type="float">
            <text:p>148.7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50376" calcext:value-type="float">
            <text:p>148.5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4428" calcext:value-type="float">
            <text:p>148.5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92464" calcext:value-type="float">
            <text:p>148.4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32672" calcext:value-type="float">
            <text:p>148.6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41232" calcext:value-type="float">
            <text:p>148.5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96096" calcext:value-type="float">
            <text:p>148.5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8332" calcext:value-type="float">
            <text:p>148.4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9" calcext:value-type="float">
            <text:p>148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2048" calcext:value-type="float">
            <text:p>148.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41816" calcext:value-type="float">
            <text:p>148.6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096" calcext:value-type="float">
            <text:p>148.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43696" calcext:value-type="float">
            <text:p>148.4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8332" calcext:value-type="float">
            <text:p>148.4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55888" calcext:value-type="float">
            <text:p>148.4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89416" calcext:value-type="float">
            <text:p>148.4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96096" calcext:value-type="float">
            <text:p>148.5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5952" calcext:value-type="float">
            <text:p>148.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08288" calcext:value-type="float">
            <text:p>148.6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096" calcext:value-type="float">
            <text:p>148.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14968" calcext:value-type="float">
            <text:p>148.7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62" calcext:value-type="float">
            <text:p>148.6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138" calcext:value-type="float">
            <text:p>148.5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22944" calcext:value-type="float">
            <text:p>148.5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4428" calcext:value-type="float">
            <text:p>148.5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47328" calcext:value-type="float">
            <text:p>148.5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47912" calcext:value-type="float">
            <text:p>148.6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71712" calcext:value-type="float">
            <text:p>148.5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2048" calcext:value-type="float">
            <text:p>148.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3572" calcext:value-type="float">
            <text:p>148.6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80272" calcext:value-type="float">
            <text:p>148.4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38184" calcext:value-type="float">
            <text:p>148.5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7476" calcext:value-type="float">
            <text:p>148.5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62" calcext:value-type="float">
            <text:p>148.6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24112" calcext:value-type="float">
            <text:p>148.7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0524" calcext:value-type="float">
            <text:p>148.6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58936" calcext:value-type="float">
            <text:p>148.4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04656" calcext:value-type="float">
            <text:p>148.5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16848" calcext:value-type="float">
            <text:p>148.5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3152" calcext:value-type="float">
            <text:p>148.6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0524" calcext:value-type="float">
            <text:p>148.6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41232" calcext:value-type="float">
            <text:p>148.5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32088" calcext:value-type="float">
            <text:p>148.5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80856" calcext:value-type="float">
            <text:p>148.5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08872" calcext:value-type="float">
            <text:p>148.7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7056" calcext:value-type="float">
            <text:p>148.6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2904" calcext:value-type="float">
            <text:p>148.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17432" calcext:value-type="float">
            <text:p>148.6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9" calcext:value-type="float">
            <text:p>148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55888" calcext:value-type="float">
            <text:p>148.4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65032" calcext:value-type="float">
            <text:p>148.4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99144" calcext:value-type="float">
            <text:p>148.5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23528" calcext:value-type="float">
            <text:p>148.6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71712" calcext:value-type="float">
            <text:p>148.5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92464" calcext:value-type="float">
            <text:p>148.4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10752" calcext:value-type="float">
            <text:p>148.5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38184" calcext:value-type="float">
            <text:p>148.5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6808" calcext:value-type="float">
            <text:p>148.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61984" calcext:value-type="float">
            <text:p>148.4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41232" calcext:value-type="float">
            <text:p>148.5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77224" calcext:value-type="float">
            <text:p>148.4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79688" calcext:value-type="float">
            <text:p>148.3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40648" calcext:value-type="float">
            <text:p>148.4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10752" calcext:value-type="float">
            <text:p>148.5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86368" calcext:value-type="float">
            <text:p>148.4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41232" calcext:value-type="float">
            <text:p>148.5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80856" calcext:value-type="float">
            <text:p>148.5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83904" calcext:value-type="float">
            <text:p>148.5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77808" calcext:value-type="float">
            <text:p>148.5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40648" calcext:value-type="float">
            <text:p>148.4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97976" calcext:value-type="float">
            <text:p>148.3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5952" calcext:value-type="float">
            <text:p>148.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47328" calcext:value-type="float">
            <text:p>148.5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86368" calcext:value-type="float">
            <text:p>148.4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0712" calcext:value-type="float">
            <text:p>148.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31504" calcext:value-type="float">
            <text:p>148.4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16264" calcext:value-type="float">
            <text:p>148.4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89416" calcext:value-type="float">
            <text:p>148.4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32088" calcext:value-type="float">
            <text:p>148.5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04656" calcext:value-type="float">
            <text:p>148.5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46744" calcext:value-type="float">
            <text:p>148.4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83904" calcext:value-type="float">
            <text:p>148.5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22944" calcext:value-type="float">
            <text:p>148.5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55888" calcext:value-type="float">
            <text:p>148.4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34552" calcext:value-type="float">
            <text:p>148.4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04656" calcext:value-type="float">
            <text:p>148.5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55888" calcext:value-type="float">
            <text:p>148.4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19896" calcext:value-type="float">
            <text:p>148.5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46744" calcext:value-type="float">
            <text:p>148.4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22944" calcext:value-type="float">
            <text:p>148.5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62568" calcext:value-type="float">
            <text:p>148.5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1-24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04072" calcext:value-type="float">
            <text:p>148.4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8332" calcext:value-type="float">
            <text:p>148.4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50376" calcext:value-type="float">
            <text:p>148.5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19896" calcext:value-type="float">
            <text:p>148.5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138" calcext:value-type="float">
            <text:p>148.5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80856" calcext:value-type="float">
            <text:p>148.5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41232" calcext:value-type="float">
            <text:p>148.5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46744" calcext:value-type="float">
            <text:p>148.4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376" calcext:value-type="float">
            <text:p>148.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9856" calcext:value-type="float">
            <text:p>148.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376" calcext:value-type="float">
            <text:p>148.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5284" calcext:value-type="float">
            <text:p>148.4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64448" calcext:value-type="float">
            <text:p>148.3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27872" calcext:value-type="float">
            <text:p>148.3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74176" calcext:value-type="float">
            <text:p>148.4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47328" calcext:value-type="float">
            <text:p>148.5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01608" calcext:value-type="float">
            <text:p>148.5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89416" calcext:value-type="float">
            <text:p>148.4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19896" calcext:value-type="float">
            <text:p>148.5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47328" calcext:value-type="float">
            <text:p>148.5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83904" calcext:value-type="float">
            <text:p>148.5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83904" calcext:value-type="float">
            <text:p>148.5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5952" calcext:value-type="float">
            <text:p>148.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89416" calcext:value-type="float">
            <text:p>148.4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16264" calcext:value-type="float">
            <text:p>148.4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2236" calcext:value-type="float">
            <text:p>148.4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88832" calcext:value-type="float">
            <text:p>148.3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376" calcext:value-type="float">
            <text:p>148.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95512" calcext:value-type="float">
            <text:p>148.4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86368" calcext:value-type="float">
            <text:p>148.4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46744" calcext:value-type="float">
            <text:p>148.4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77224" calcext:value-type="float">
            <text:p>148.4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8332" calcext:value-type="float">
            <text:p>148.4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49792" calcext:value-type="float">
            <text:p>148.4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34552" calcext:value-type="float">
            <text:p>148.4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58936" calcext:value-type="float">
            <text:p>148.4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74176" calcext:value-type="float">
            <text:p>148.4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95512" calcext:value-type="float">
            <text:p>148.4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6808" calcext:value-type="float">
            <text:p>148.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376" calcext:value-type="float">
            <text:p>148.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10168" calcext:value-type="float">
            <text:p>148.4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88832" calcext:value-type="float">
            <text:p>148.3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0-12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25408" calcext:value-type="float">
            <text:p>148.4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16264" calcext:value-type="float">
            <text:p>148.4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58352" calcext:value-type="float">
            <text:p>148.3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3092" calcext:value-type="float">
            <text:p>148.3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97976" calcext:value-type="float">
            <text:p>148.3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376" calcext:value-type="float">
            <text:p>148.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77224" calcext:value-type="float">
            <text:p>148.4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138" calcext:value-type="float">
            <text:p>148.5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22944" calcext:value-type="float">
            <text:p>148.5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65032" calcext:value-type="float">
            <text:p>148.4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10168" calcext:value-type="float">
            <text:p>148.4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2236" calcext:value-type="float">
            <text:p>148.4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71128" calcext:value-type="float">
            <text:p>148.4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80272" calcext:value-type="float">
            <text:p>148.4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49792" calcext:value-type="float">
            <text:p>148.4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31504" calcext:value-type="float">
            <text:p>148.4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7664" calcext:value-type="float">
            <text:p>148.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73592" calcext:value-type="float">
            <text:p>148.3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19312" calcext:value-type="float">
            <text:p>148.4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94928" calcext:value-type="float">
            <text:p>148.3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46744" calcext:value-type="float">
            <text:p>148.4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01608" calcext:value-type="float">
            <text:p>148.5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65032" calcext:value-type="float">
            <text:p>148.4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67496" calcext:value-type="float">
            <text:p>148.3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28456" calcext:value-type="float">
            <text:p>148.4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8332" calcext:value-type="float">
            <text:p>148.4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49792" calcext:value-type="float">
            <text:p>148.4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16264" calcext:value-type="float">
            <text:p>148.4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28456" calcext:value-type="float">
            <text:p>148.4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73592" calcext:value-type="float">
            <text:p>148.3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13216" calcext:value-type="float">
            <text:p>148.4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19312" calcext:value-type="float">
            <text:p>148.4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79688" calcext:value-type="float">
            <text:p>148.3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13216" calcext:value-type="float">
            <text:p>148.4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19312" calcext:value-type="float">
            <text:p>148.4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7664" calcext:value-type="float">
            <text:p>148.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3092" calcext:value-type="float">
            <text:p>148.3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82736" calcext:value-type="float">
            <text:p>148.3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73592" calcext:value-type="float">
            <text:p>148.3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7664" calcext:value-type="float">
            <text:p>148.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01024" calcext:value-type="float">
            <text:p>148.4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40648" calcext:value-type="float">
            <text:p>148.4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19312" calcext:value-type="float">
            <text:p>148.4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7664" calcext:value-type="float">
            <text:p>148.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04072" calcext:value-type="float">
            <text:p>148.4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04072" calcext:value-type="float">
            <text:p>148.4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0712" calcext:value-type="float">
            <text:p>148.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10168" calcext:value-type="float">
            <text:p>148.4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58936" calcext:value-type="float">
            <text:p>148.4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40648" calcext:value-type="float">
            <text:p>148.4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01024" calcext:value-type="float">
            <text:p>148.4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01024" calcext:value-type="float">
            <text:p>148.4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31504" calcext:value-type="float">
            <text:p>148.4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79688" calcext:value-type="float">
            <text:p>148.3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9188" calcext:value-type="float">
            <text:p>148.3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34552" calcext:value-type="float">
            <text:p>148.4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34552" calcext:value-type="float">
            <text:p>148.4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10168" calcext:value-type="float">
            <text:p>148.4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28456" calcext:value-type="float">
            <text:p>148.4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65032" calcext:value-type="float">
            <text:p>148.4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80272" calcext:value-type="float">
            <text:p>148.4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43696" calcext:value-type="float">
            <text:p>148.4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79688" calcext:value-type="float">
            <text:p>148.3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27872" calcext:value-type="float">
            <text:p>148.3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55304" calcext:value-type="float">
            <text:p>148.3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4616" calcext:value-type="float">
            <text:p>148.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43112" calcext:value-type="float">
            <text:p>148.3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73592" calcext:value-type="float">
            <text:p>148.3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88832" calcext:value-type="float">
            <text:p>148.3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13216" calcext:value-type="float">
            <text:p>148.4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40648" calcext:value-type="float">
            <text:p>148.4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40648" calcext:value-type="float">
            <text:p>148.4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55888" calcext:value-type="float">
            <text:p>148.4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40648" calcext:value-type="float">
            <text:p>148.4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19312" calcext:value-type="float">
            <text:p>148.4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55888" calcext:value-type="float">
            <text:p>148.4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0712" calcext:value-type="float">
            <text:p>148.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13216" calcext:value-type="float">
            <text:p>148.4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2236" calcext:value-type="float">
            <text:p>148.4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28456" calcext:value-type="float">
            <text:p>148.4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16264" calcext:value-type="float">
            <text:p>148.4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82736" calcext:value-type="float">
            <text:p>148.3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19312" calcext:value-type="float">
            <text:p>148.4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46744" calcext:value-type="float">
            <text:p>148.4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5284" calcext:value-type="float">
            <text:p>148.4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46744" calcext:value-type="float">
            <text:p>148.4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71128" calcext:value-type="float">
            <text:p>148.4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8332" calcext:value-type="float">
            <text:p>148.4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55888" calcext:value-type="float">
            <text:p>148.4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2236" calcext:value-type="float">
            <text:p>148.4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0712" calcext:value-type="float">
            <text:p>148.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10168" calcext:value-type="float">
            <text:p>148.4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2236" calcext:value-type="float">
            <text:p>148.4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31504" calcext:value-type="float">
            <text:p>148.4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16264" calcext:value-type="float">
            <text:p>148.4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0712" calcext:value-type="float">
            <text:p>148.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19312" calcext:value-type="float">
            <text:p>148.4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01024" calcext:value-type="float">
            <text:p>148.4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88832" calcext:value-type="float">
            <text:p>148.3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94928" calcext:value-type="float">
            <text:p>148.3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79688" calcext:value-type="float">
            <text:p>148.3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73592" calcext:value-type="float">
            <text:p>148.3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0712" calcext:value-type="float">
            <text:p>148.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28456" calcext:value-type="float">
            <text:p>148.4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16264" calcext:value-type="float">
            <text:p>148.4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16264" calcext:value-type="float">
            <text:p>148.4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25408" calcext:value-type="float">
            <text:p>148.4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13216" calcext:value-type="float">
            <text:p>148.4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64448" calcext:value-type="float">
            <text:p>148.3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03488" calcext:value-type="float">
            <text:p>148.3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40064" calcext:value-type="float">
            <text:p>148.3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27872" calcext:value-type="float">
            <text:p>148.3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37016" calcext:value-type="float">
            <text:p>148.3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55304" calcext:value-type="float">
            <text:p>148.3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21776" calcext:value-type="float">
            <text:p>148.3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66912" calcext:value-type="float">
            <text:p>148.2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03488" calcext:value-type="float">
            <text:p>148.3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06536" calcext:value-type="float">
            <text:p>148.3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18728" calcext:value-type="float">
            <text:p>148.3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88832" calcext:value-type="float">
            <text:p>148.3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97976" calcext:value-type="float">
            <text:p>148.3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70544" calcext:value-type="float">
            <text:p>148.3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55304" calcext:value-type="float">
            <text:p>148.3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37016" calcext:value-type="float">
            <text:p>148.3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0044" calcext:value-type="float">
            <text:p>148.3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24824" calcext:value-type="float">
            <text:p>148.3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49208" calcext:value-type="float">
            <text:p>148.3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33968" calcext:value-type="float">
            <text:p>148.3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94344" calcext:value-type="float">
            <text:p>148.2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76056" calcext:value-type="float">
            <text:p>148.2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63864" calcext:value-type="float">
            <text:p>148.2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76056" calcext:value-type="float">
            <text:p>148.2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73008" calcext:value-type="float">
            <text:p>148.2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09584" calcext:value-type="float">
            <text:p>148.3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55304" calcext:value-type="float">
            <text:p>148.3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70544" calcext:value-type="float">
            <text:p>148.3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85784" calcext:value-type="float">
            <text:p>148.3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88832" calcext:value-type="float">
            <text:p>148.3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58352" calcext:value-type="float">
            <text:p>148.3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4616" calcext:value-type="float">
            <text:p>148.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27872" calcext:value-type="float">
            <text:p>148.3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73008" calcext:value-type="float">
            <text:p>148.2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18728" calcext:value-type="float">
            <text:p>148.3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58352" calcext:value-type="float">
            <text:p>148.3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9188" calcext:value-type="float">
            <text:p>148.3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73592" calcext:value-type="float">
            <text:p>148.3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43112" calcext:value-type="float">
            <text:p>148.3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3092" calcext:value-type="float">
            <text:p>148.3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43112" calcext:value-type="float">
            <text:p>148.3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52256" calcext:value-type="float">
            <text:p>148.3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4616" calcext:value-type="float">
            <text:p>148.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40064" calcext:value-type="float">
            <text:p>148.3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7664" calcext:value-type="float">
            <text:p>148.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10168" calcext:value-type="float">
            <text:p>148.4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31504" calcext:value-type="float">
            <text:p>148.4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13216" calcext:value-type="float">
            <text:p>148.4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52256" calcext:value-type="float">
            <text:p>148.3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0044" calcext:value-type="float">
            <text:p>148.3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24824" calcext:value-type="float">
            <text:p>148.3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21776" calcext:value-type="float">
            <text:p>148.3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33968" calcext:value-type="float">
            <text:p>148.3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37016" calcext:value-type="float">
            <text:p>148.3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73008" calcext:value-type="float">
            <text:p>148.2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75472" calcext:value-type="float">
            <text:p>148.1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54136" calcext:value-type="float">
            <text:p>148.1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02904" calcext:value-type="float">
            <text:p>148.2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3092" calcext:value-type="float">
            <text:p>148.3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66912" calcext:value-type="float">
            <text:p>148.2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57768" calcext:value-type="float">
            <text:p>148.2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9376" calcext:value-type="float">
            <text:p>148.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05952" calcext:value-type="float">
            <text:p>148.2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94344" calcext:value-type="float">
            <text:p>148.2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48624" calcext:value-type="float">
            <text:p>148.2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48624" calcext:value-type="float">
            <text:p>148.2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6996" calcext:value-type="float">
            <text:p>148.2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97392" calcext:value-type="float">
            <text:p>148.2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88248" calcext:value-type="float">
            <text:p>148.2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4-19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60816" calcext:value-type="float">
            <text:p>148.2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42528" calcext:value-type="float">
            <text:p>148.2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2424" calcext:value-type="float">
            <text:p>148.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5472" calcext:value-type="float">
            <text:p>148.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60816" calcext:value-type="float">
            <text:p>148.2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82152" calcext:value-type="float">
            <text:p>148.2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88248" calcext:value-type="float">
            <text:p>148.2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60816" calcext:value-type="float">
            <text:p>148.2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75472" calcext:value-type="float">
            <text:p>148.1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0128" calcext:value-type="float">
            <text:p>148.0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28" calcext:value-type="float">
            <text:p>148.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232" calcext:value-type="float">
            <text:p>148.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80984" calcext:value-type="float">
            <text:p>148.0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9752" calcext:value-type="float">
            <text:p>148.1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804" calcext:value-type="float">
            <text:p>148.1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57184" calcext:value-type="float">
            <text:p>148.1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21192" calcext:value-type="float">
            <text:p>148.2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33384" calcext:value-type="float">
            <text:p>148.2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97392" calcext:value-type="float">
            <text:p>148.2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614" calcext:value-type="float">
            <text:p>148.3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79104" calcext:value-type="float">
            <text:p>148.2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8896" calcext:value-type="float">
            <text:p>148.1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28" calcext:value-type="float">
            <text:p>148.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05952" calcext:value-type="float">
            <text:p>148.2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6328" calcext:value-type="float">
            <text:p>148.1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9376" calcext:value-type="float">
            <text:p>148.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57184" calcext:value-type="float">
            <text:p>148.1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5744" calcext:value-type="float">
            <text:p>148.0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6704" calcext:value-type="float">
            <text:p>148.1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81568" calcext:value-type="float">
            <text:p>148.1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12048" calcext:value-type="float">
            <text:p>148.2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97392" calcext:value-type="float">
            <text:p>148.2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33968" calcext:value-type="float">
            <text:p>148.3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48624" calcext:value-type="float">
            <text:p>148.2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90712" calcext:value-type="float">
            <text:p>148.1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87664" calcext:value-type="float">
            <text:p>148.1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21192" calcext:value-type="float">
            <text:p>148.2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88248" calcext:value-type="float">
            <text:p>148.2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03488" calcext:value-type="float">
            <text:p>148.3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12632" calcext:value-type="float">
            <text:p>148.3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7852" calcext:value-type="float">
            <text:p>148.1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3176" calcext:value-type="float">
            <text:p>148.0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96808" calcext:value-type="float">
            <text:p>148.1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45576" calcext:value-type="float">
            <text:p>148.2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51672" calcext:value-type="float">
            <text:p>148.2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82152" calcext:value-type="float">
            <text:p>148.2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97392" calcext:value-type="float">
            <text:p>148.2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76056" calcext:value-type="float">
            <text:p>148.2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87664" calcext:value-type="float">
            <text:p>148.1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96808" calcext:value-type="float">
            <text:p>148.1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57768" calcext:value-type="float">
            <text:p>148.2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3656" calcext:value-type="float">
            <text:p>148.1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804" calcext:value-type="float">
            <text:p>148.1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72424" calcext:value-type="float">
            <text:p>148.1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57768" calcext:value-type="float">
            <text:p>148.2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54136" calcext:value-type="float">
            <text:p>148.1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84032" calcext:value-type="float">
            <text:p>148.0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5744" calcext:value-type="float">
            <text:p>148.0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57184" calcext:value-type="float">
            <text:p>148.1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3948" calcext:value-type="float">
            <text:p>148.2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42528" calcext:value-type="float">
            <text:p>148.2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73008" calcext:value-type="float">
            <text:p>148.2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57768" calcext:value-type="float">
            <text:p>148.2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18144" calcext:value-type="float">
            <text:p>148.2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91296" calcext:value-type="float">
            <text:p>148.2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3092" calcext:value-type="float">
            <text:p>148.3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97392" calcext:value-type="float">
            <text:p>148.2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12632" calcext:value-type="float">
            <text:p>148.3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18728" calcext:value-type="float">
            <text:p>148.3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91296" calcext:value-type="float">
            <text:p>148.2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76056" calcext:value-type="float">
            <text:p>148.2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57768" calcext:value-type="float">
            <text:p>148.2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36432" calcext:value-type="float">
            <text:p>148.2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75472" calcext:value-type="float">
            <text:p>148.1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9648" calcext:value-type="float">
            <text:p>148.0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2612" calcext:value-type="float">
            <text:p>148.0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328" calcext:value-type="float">
            <text:p>148.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48624" calcext:value-type="float">
            <text:p>148.2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51672" calcext:value-type="float">
            <text:p>148.2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87664" calcext:value-type="float">
            <text:p>148.1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4992" calcext:value-type="float">
            <text:p>148.1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42528" calcext:value-type="float">
            <text:p>148.2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3092" calcext:value-type="float">
            <text:p>148.3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91296" calcext:value-type="float">
            <text:p>148.2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84616" calcext:value-type="float">
            <text:p>148.1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7852" calcext:value-type="float">
            <text:p>148.1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81568" calcext:value-type="float">
            <text:p>148.1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33384" calcext:value-type="float">
            <text:p>148.2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05952" calcext:value-type="float">
            <text:p>148.2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77936" calcext:value-type="float">
            <text:p>148.0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6704" calcext:value-type="float">
            <text:p>148.1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84616" calcext:value-type="float">
            <text:p>148.1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756" calcext:value-type="float">
            <text:p>148.1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8792" calcext:value-type="float">
            <text:p>148.0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3552" calcext:value-type="float">
            <text:p>148.0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04" calcext:value-type="float">
            <text:p>147.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68208" calcext:value-type="float">
            <text:p>147.9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3552" calcext:value-type="float">
            <text:p>148.0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6704" calcext:value-type="float">
            <text:p>148.1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328" calcext:value-type="float">
            <text:p>148.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30336" calcext:value-type="float">
            <text:p>148.2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36432" calcext:value-type="float">
            <text:p>148.2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42528" calcext:value-type="float">
            <text:p>148.2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60816" calcext:value-type="float">
            <text:p>148.2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27288" calcext:value-type="float">
            <text:p>148.2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0232" calcext:value-type="float">
            <text:p>148.1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5368" calcext:value-type="float">
            <text:p>148.1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1464" calcext:value-type="float">
            <text:p>148.1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4992" calcext:value-type="float">
            <text:p>148.1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328" calcext:value-type="float">
            <text:p>148.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9376" calcext:value-type="float">
            <text:p>148.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65837333333" calcext:value-type="float">
            <text:p>147.965837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68546666667" calcext:value-type="float">
            <text:p>147.9685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69224" calcext:value-type="float">
            <text:p>147.9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18968923077" calcext:value-type="float">
            <text:p>148.018968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98349333333" calcext:value-type="float">
            <text:p>147.998349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75392571429" calcext:value-type="float">
            <text:p>147.975392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77126222222" calcext:value-type="float">
            <text:p>147.977126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2577142857" calcext:value-type="float">
            <text:p>147.9825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34792888889" calcext:value-type="float">
            <text:p>147.934792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4600857143" calcext:value-type="float">
            <text:p>147.954600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35617846154" calcext:value-type="float">
            <text:p>147.935617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0840285714" calcext:value-type="float">
            <text:p>147.910840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76669677419" calcext:value-type="float">
            <text:p>147.8766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63997931035" calcext:value-type="float">
            <text:p>147.86399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5848" calcext:value-type="float">
            <text:p>147.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785968" calcext:value-type="float">
            <text:p>147.87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74703225806" calcext:value-type="float">
            <text:p>147.874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81438322581" calcext:value-type="float">
            <text:p>147.881438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78144" calcext:value-type="float">
            <text:p>147.91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1530709677" calcext:value-type="float">
            <text:p>147.981530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226656" calcext:value-type="float">
            <text:p>148.02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87178322581" calcext:value-type="float">
            <text:p>148.087178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1572857143" calcext:value-type="float">
            <text:p>148.11157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0735225806" calcext:value-type="float">
            <text:p>148.130735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10862193548" calcext:value-type="float">
            <text:p>148.310862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94344" calcext:value-type="float">
            <text:p>148.2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16564903226" calcext:value-type="float">
            <text:p>148.316564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619588" calcext:value-type="float">
            <text:p>148.361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671656" calcext:value-type="float">
            <text:p>148.46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63852129032" calcext:value-type="float">
            <text:p>148.463852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532464" calcext:value-type="float">
            <text:p>148.45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71816258065" calcext:value-type="float">
            <text:p>148.471816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8746" calcext:value-type="float">
            <text:p>148.58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95014451613" calcext:value-type="float">
            <text:p>148.595014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68446285714" calcext:value-type="float">
            <text:p>148.568446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75644903226" calcext:value-type="float">
            <text:p>148.575644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79704" calcext:value-type="float">
            <text:p>148.65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90210206897" calcext:value-type="float">
            <text:p>148.590210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65419354839" calcext:value-type="float">
            <text:p>148.56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923368" calcext:value-type="float">
            <text:p>148.59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88131870968" calcext:value-type="float">
            <text:p>148.588131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96980903226" calcext:value-type="float">
            <text:p>148.596980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697816" calcext:value-type="float">
            <text:p>148.56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71712" calcext:value-type="float">
            <text:p>148.5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091008" calcext:value-type="float">
            <text:p>148.60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7379870968" calcext:value-type="float">
            <text:p>148.667379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41707142857" calcext:value-type="float">
            <text:p>148.64170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44077419355" calcext:value-type="float">
            <text:p>148.644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63146064516" calcext:value-type="float">
            <text:p>148.763146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382344" calcext:value-type="float">
            <text:p>148.73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54690322581" calcext:value-type="float">
            <text:p>148.754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55176" calcext:value-type="float">
            <text:p>148.8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26361548387" calcext:value-type="float">
            <text:p>148.926361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12104774194" calcext:value-type="float">
            <text:p>148.912104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96324" calcext:value-type="float">
            <text:p>148.89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97061419355" calcext:value-type="float">
            <text:p>148.897061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949016" calcext:value-type="float">
            <text:p>148.89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664536" calcext:value-type="float">
            <text:p>148.86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75355862069" calcext:value-type="float">
            <text:p>148.87535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63238451613" calcext:value-type="float">
            <text:p>148.863238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52914580645" calcext:value-type="float">
            <text:p>148.852914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758008" calcext:value-type="float">
            <text:p>148.87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51538064516" calcext:value-type="float">
            <text:p>148.8515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599512" calcext:value-type="float">
            <text:p>148.85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509088" calcext:value-type="float">
            <text:p>148.85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112848" calcext:value-type="float">
            <text:p>148.81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28252" calcext:value-type="float">
            <text:p>148.82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49866580645" calcext:value-type="float">
            <text:p>148.849866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298268" calcext:value-type="float">
            <text:p>148.829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47113548387" calcext:value-type="float">
            <text:p>148.8471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72702" calcext:value-type="float">
            <text:p>148.87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51488903226" calcext:value-type="float">
            <text:p>148.851488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54192774194" calcext:value-type="float">
            <text:p>148.854192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681808" calcext:value-type="float">
            <text:p>148.86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61075354839" calcext:value-type="float">
            <text:p>148.861075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77563034483" calcext:value-type="float">
            <text:p>148.877563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35019870968" calcext:value-type="float">
            <text:p>148.835019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23417806452" calcext:value-type="float">
            <text:p>148.823417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172792" calcext:value-type="float">
            <text:p>148.81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63631741936" calcext:value-type="float">
            <text:p>148.863631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354656" calcext:value-type="float">
            <text:p>148.83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51538064516" calcext:value-type="float">
            <text:p>148.8515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45161142857" calcext:value-type="float">
            <text:p>148.845161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24204387097" calcext:value-type="float">
            <text:p>148.824204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1102916129" calcext:value-type="float">
            <text:p>148.811029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165172" calcext:value-type="float">
            <text:p>148.816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690192" calcext:value-type="float">
            <text:p>148.76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461592" calcext:value-type="float">
            <text:p>148.74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23423741936" calcext:value-type="float">
            <text:p>148.723423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85471225807" calcext:value-type="float">
            <text:p>148.685471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872056" calcext:value-type="float">
            <text:p>148.78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60288774193" calcext:value-type="float">
            <text:p>148.860288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6432" calcext:value-type="float">
            <text:p>148.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36980387097" calcext:value-type="float">
            <text:p>148.936980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28328" calcext:value-type="float">
            <text:p>148.9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30491096774" calcext:value-type="float">
            <text:p>148.930491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90460307692" calcext:value-type="float">
            <text:p>148.990460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2074336" calcext:value-type="float">
            <text:p>149.020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73520461538" calcext:value-type="float">
            <text:p>148.973520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0196768" calcext:value-type="float">
            <text:p>149.00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68772615385" calcext:value-type="float">
            <text:p>148.968772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52946461538" calcext:value-type="float">
            <text:p>148.952946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7724352" calcext:value-type="float">
            <text:p>148.87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57066285714" calcext:value-type="float">
            <text:p>148.957066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02166" calcext:value-type="float">
            <text:p>148.902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77604" calcext:value-type="float">
            <text:p>148.97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56776" calcext:value-type="float">
            <text:p>148.9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65666" calcext:value-type="float">
            <text:p>148.96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05824" calcext:value-type="float">
            <text:p>148.7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77808" calcext:value-type="float">
            <text:p>148.5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39352" calcext:value-type="float">
            <text:p>148.7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2716" calcext:value-type="float">
            <text:p>148.7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6432" calcext:value-type="float">
            <text:p>148.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22816" calcext:value-type="float">
            <text:p>149.0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8812" calcext:value-type="float">
            <text:p>148.7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28328" calcext:value-type="float">
            <text:p>148.9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67368" calcext:value-type="float">
            <text:p>148.8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37472" calcext:value-type="float">
            <text:p>148.9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10624" calcext:value-type="float">
            <text:p>149.0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72168" calcext:value-type="float">
            <text:p>149.1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93504" calcext:value-type="float">
            <text:p>149.1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6912" calcext:value-type="float">
            <text:p>149.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0816" calcext:value-type="float">
            <text:p>149.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72168" calcext:value-type="float">
            <text:p>149.1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3196" calcext:value-type="float">
            <text:p>149.0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5576" calcext:value-type="float">
            <text:p>148.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25864" calcext:value-type="float">
            <text:p>149.0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03944" calcext:value-type="float">
            <text:p>148.9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39936" calcext:value-type="float">
            <text:p>148.8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13088" calcext:value-type="float">
            <text:p>148.9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44152" calcext:value-type="float">
            <text:p>149.0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7956" calcext:value-type="float">
            <text:p>148.8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00896" calcext:value-type="float">
            <text:p>148.9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91168" calcext:value-type="float">
            <text:p>148.7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0336" calcext:value-type="float">
            <text:p>148.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91168" calcext:value-type="float">
            <text:p>148.7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00312" calcext:value-type="float">
            <text:p>148.8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23528" calcext:value-type="float">
            <text:p>148.6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38312" calcext:value-type="float">
            <text:p>148.0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66784" calcext:value-type="float">
            <text:p>148.7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78264" calcext:value-type="float">
            <text:p>149.1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92336" calcext:value-type="float">
            <text:p>148.9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57512" calcext:value-type="float">
            <text:p>149.2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88576" calcext:value-type="float">
            <text:p>149.3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53168" calcext:value-type="float">
            <text:p>149.5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5868" calcext:value-type="float">
            <text:p>149.4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61728" calcext:value-type="float">
            <text:p>149.4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46488" calcext:value-type="float">
            <text:p>149.4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8248" calcext:value-type="float">
            <text:p>149.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17176" calcext:value-type="float">
            <text:p>149.6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40392" calcext:value-type="float">
            <text:p>149.4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31832" calcext:value-type="float">
            <text:p>149.5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78136" calcext:value-type="float">
            <text:p>149.6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76968" calcext:value-type="float">
            <text:p>149.4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31832" calcext:value-type="float">
            <text:p>149.5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64776" calcext:value-type="float">
            <text:p>149.4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79432" calcext:value-type="float">
            <text:p>149.3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48012" calcext:value-type="float">
            <text:p>149.44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64776" calcext:value-type="float">
            <text:p>149.4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15424" calcext:value-type="float">
            <text:p>149.3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15424" calcext:value-type="float">
            <text:p>149.3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57512" calcext:value-type="float">
            <text:p>149.2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85528" calcext:value-type="float">
            <text:p>149.3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9772" calcext:value-type="float">
            <text:p>149.3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16948" calcext:value-type="float">
            <text:p>149.31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996" calcext:value-type="float">
            <text:p>149.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11208" calcext:value-type="float">
            <text:p>149.1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32544" calcext:value-type="float">
            <text:p>149.1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35008" calcext:value-type="float">
            <text:p>149.0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89744" calcext:value-type="float">
            <text:p>149.5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00896" calcext:value-type="float">
            <text:p>148.9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78264" calcext:value-type="float">
            <text:p>149.1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7956" calcext:value-type="float">
            <text:p>148.8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70416" calcext:value-type="float">
            <text:p>148.8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4908" calcext:value-type="float">
            <text:p>148.8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30792" calcext:value-type="float">
            <text:p>148.8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58224" calcext:value-type="float">
            <text:p>148.8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0148" calcext:value-type="float">
            <text:p>149.0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31376" calcext:value-type="float">
            <text:p>148.9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97136" calcext:value-type="float">
            <text:p>149.2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75472" calcext:value-type="float">
            <text:p>148.1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19312" calcext:value-type="float">
            <text:p>148.4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0148" calcext:value-type="float">
            <text:p>149.0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01024" calcext:value-type="float">
            <text:p>148.4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10396" calcext:value-type="float">
            <text:p>148.71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186" calcext:value-type="float">
            <text:p>148.8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17304" calcext:value-type="float">
            <text:p>149.1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00312" calcext:value-type="float">
            <text:p>148.8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4908" calcext:value-type="float">
            <text:p>148.8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97848" calcext:value-type="float">
            <text:p>148.8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03944" calcext:value-type="float">
            <text:p>148.9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6432" calcext:value-type="float">
            <text:p>148.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86424" calcext:value-type="float">
            <text:p>145.8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6432" calcext:value-type="float">
            <text:p>148.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31376" calcext:value-type="float">
            <text:p>148.9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4908" calcext:value-type="float">
            <text:p>148.8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34424" calcext:value-type="float">
            <text:p>148.9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58808" calcext:value-type="float">
            <text:p>148.9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13088" calcext:value-type="float">
            <text:p>148.9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61272" calcext:value-type="float">
            <text:p>148.8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16136" calcext:value-type="float">
            <text:p>148.9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25864" calcext:value-type="float">
            <text:p>149.0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27744" calcext:value-type="float">
            <text:p>148.8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6432" calcext:value-type="float">
            <text:p>148.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18016" calcext:value-type="float">
            <text:p>148.7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18016" calcext:value-type="float">
            <text:p>148.7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4008" calcext:value-type="float">
            <text:p>148.6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33256" calcext:value-type="float">
            <text:p>148.7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63736" calcext:value-type="float">
            <text:p>148.7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3152" calcext:value-type="float">
            <text:p>148.6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3488" calcext:value-type="float">
            <text:p>149.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95256" calcext:value-type="float">
            <text:p>149.4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95256" calcext:value-type="float">
            <text:p>149.4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44024" calcext:value-type="float">
            <text:p>149.5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95256" calcext:value-type="float">
            <text:p>149.4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43568" calcext:value-type="float">
            <text:p>148.9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96424" calcext:value-type="float">
            <text:p>149.6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39096" calcext:value-type="float">
            <text:p>149.7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55632" calcext:value-type="float">
            <text:p>149.4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64192" calcext:value-type="float">
            <text:p>149.3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48496" calcext:value-type="float">
            <text:p>148.7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80856" calcext:value-type="float">
            <text:p>148.5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0104" calcext:value-type="float">
            <text:p>148.6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22944" calcext:value-type="float">
            <text:p>148.5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80728" calcext:value-type="float">
            <text:p>149.0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47784" calcext:value-type="float">
            <text:p>149.1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51416" calcext:value-type="float">
            <text:p>149.2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1484" calcext:value-type="float">
            <text:p>149.2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5388" calcext:value-type="float">
            <text:p>149.1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50376" calcext:value-type="float">
            <text:p>148.5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11336" calcext:value-type="float">
            <text:p>148.6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19312" calcext:value-type="float">
            <text:p>148.4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80728" calcext:value-type="float">
            <text:p>149.0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29496" calcext:value-type="float">
            <text:p>149.1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57996" calcext:value-type="float">
            <text:p>148.55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39352" calcext:value-type="float">
            <text:p>148.7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06636" calcext:value-type="float">
            <text:p>149.10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22816" calcext:value-type="float">
            <text:p>149.0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7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46616" calcext:value-type="float">
            <text:p>148.9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186" meta:object-count="0"/>
    <meta:user-defined meta:name="AppVersion">3.0</meta:user-defined>
  </office:meta>
</office:document-meta>
</file>